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26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32cm" fo:min-width="4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8.088cm"/>
      <style:paragraph-properties style:writing-mode="lr-tb"/>
    </style:style>
    <style:style style:name="gr6" style:family="graphic" style:parent-style-name="standard">
      <style:graphic-properties draw:fill-color="#ffffff" draw:opacity="0%" draw:textarea-horizontal-align="justify" draw:textarea-vertical-align="middle" draw:auto-grow-height="false" fo:min-height="8.322cm" fo:min-width="5.55cm"/>
    </style:style>
    <style:style style:name="gr7" style:family="graphic" style:parent-style-name="standard">
      <style:graphic-properties draw:stroke="none" svg:stroke-color="#000000" draw:fill="none" draw:fill-color="#ffffff" fo:min-height="0.9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Noto Sans1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1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/>
      <style:text-properties fo:color="#000000" loext:opacity="100%" fo:font-weight="normal" style:font-weight-asian="normal" style:font-weight-complex="normal"/>
    </style:style>
    <style:style style:name="P12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800080" loext:opacity="100%" style:font-name="Noto Sans1" fo:font-size="14pt" style:font-size-asian="14pt" style:font-size-complex="14pt"/>
    </style:style>
    <style:style style:name="T4" style:family="text">
      <style:text-properties style:font-name="Noto Sans1" fo:font-size="14pt" style:font-size-asian="14pt" style:font-size-complex="14pt"/>
    </style:style>
    <style:style style:name="T5" style:family="text">
      <style:text-properties fo:color="#00a933" loext:opacity="100%" style:font-name="Noto Sans1" fo:font-size="14pt" style:font-size-asian="14pt" style:font-size-complex="14pt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1.27cm" svg:x="8.245cm" svg:y="2.215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8.245cm" svg:y="3.42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8.28cm" svg:y="1.145cm">
          <draw:text-box>
            <text:p><text:span text:style-name="T1">B</text:span><text:span text:style-name="T1">对象内存布局</text:span></text:p>
          </draw:text-box>
        </draw:frame>
        <draw:custom-shape draw:style-name="gr1" draw:text-style-name="P2" draw:layer="layout" svg:width="4.762cm" svg:height="1.27cm" svg:x="14.645cm" svg:y="2.216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4.645cm" svg:y="3.421cm">
          <text:p text:style-name="P1">B::ba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4.68cm" svg:y="1.146cm">
          <draw:text-box>
            <text:p><text:span text:style-name="T1">B</text:span><text:span text:style-name="T1">的虚函数表</text:span></text:p>
          </draw:text-box>
        </draw:frame>
        <draw:connector draw:style-name="gr4" draw:text-style-name="P4" draw:layer="layout" draw:type="line" svg:x1="13.007cm" svg:y1="2.85cm" svg:x2="14.683cm" svg:y2="2.238cm" draw:start-shape="id1" svg:d="M13007 2850l1676-612" svg:viewBox="0 0 1677 613">
          <text:p/>
        </draw:connector>
        <draw:custom-shape draw:style-name="gr1" draw:text-style-name="P2" xml:id="id2" draw:id="id2" draw:layer="layout" svg:width="4.762cm" svg:height="1.27cm" svg:x="8.245cm" svg:y="6.316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8.245cm" svg:y="7.521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8.28cm" svg:y="5.246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14.645cm" svg:y="6.317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762cm" svg:height="1.282cm" svg:x="14.645cm" svg:y="7.522cm">
          <text:p text:style-name="P5"><text:span text:style-name="T2">D::ba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4.68cm" svg:y="5.247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13.007cm" svg:y1="6.951cm" svg:x2="14.683cm" svg:y2="6.339cm" draw:start-shape="id2" svg:d="M13007 6951l1676-612" svg:viewBox="0 0 1677 613">
          <text:p/>
        </draw:connector>
        <draw:custom-shape draw:style-name="gr2" draw:text-style-name="P2" draw:layer="layout" svg:width="4.762cm" svg:height="1.282cm" svg:x="8.245cm" svg:y="8.52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4.645cm" svg:y="8.522cm">
          <text:p text:style-name="P1">D::quz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133cm" svg:height="8.338cm" svg:x="1.217cm" svg:y="1.397cm">
          <draw:text-box>
            <text:p text:style-name="P7"><text:span text:style-name="T3">class</text:span><text:span text:style-name="T4"> B {</text:span></text:p>
            <text:p text:style-name="P7"><text:span text:style-name="T3">public</text:span><text:span text:style-name="T4">:</text:span></text:p>
            <text:p text:style-name="P7"><text:span text:style-name="T4"><text:s text:c="4"/></text:span><text:span text:style-name="T5">long</text:span><text:span text:style-name="T4"> b;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foo() {}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bar() {}</text:span></text:p>
            <text:p text:style-name="P7"><text:span text:style-name="T4">};</text:span></text:p>
            <text:p text:style-name="P7"><text:span text:style-name="T3">class</text:span><text:span text:style-name="T4"> D : </text:span><text:span text:style-name="T3">public</text:span><text:span text:style-name="T4"> B {</text:span></text:p>
            <text:p text:style-name="P7"><text:span text:style-name="T3">public</text:span><text:span text:style-name="T4">:</text:span></text:p>
            <text:p text:style-name="P7"><text:span text:style-name="T4"><text:s text:c="4"/></text:span><text:span text:style-name="T5">long</text:span><text:span text:style-name="T4"> d;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bar() {}</text:span></text:p>
            <text:p text:style-name="P7"><text:span text:style-name="T4"><text:s text:c="4"/></text:span><text:span text:style-name="T3">virtual</text:span><text:span text:style-name="T4"> </text:span><text:span text:style-name="T5">void</text:span><text:span text:style-name="T4"> quz() {}</text:span></text:p>
            <text:p text:style-name="P7"><text:span text:style-name="T4">};</text:span></text:p>
          </draw:text-box>
        </draw:frame>
        <draw:custom-shape draw:style-name="gr6" draw:text-style-name="P9" draw:layer="layout" svg:width="6.05cm" svg:height="8.572cm" svg:x="1.3cm" svg:y="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762cm" svg:height="1.27cm" svg:x="1.245cm" svg:y="11.917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.245cm" svg:y="13.122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.28cm" svg:y="10.847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7.645cm" svg:y="11.918cm">
          <text:p text:style-name="P1">B::foo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68cm" svg:y="10.848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6.007cm" svg:y1="12.552cm" svg:x2="7.683cm" svg:y2="11.94cm" draw:start-shape="id3" svg:d="M6007 12552l1676-612" svg:viewBox="0 0 1677 613">
          <text:p/>
        </draw:connector>
        <draw:custom-shape draw:style-name="gr2" draw:text-style-name="P2" draw:layer="layout" svg:width="4.762cm" svg:height="1.282cm" svg:x="1.245cm" svg:y="14.12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62cm" svg:height="1.27cm" svg:x="1.245cm" svg:y="22.418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.245cm" svg:y="23.623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.28cm" svg:y="21.348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7.645cm" svg:y="22.419cm">
          <text:p text:style-name="P1">B::foo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4.762cm" svg:height="1.282cm" svg:x="7.645cm" svg:y="23.624cm">
          <text:p text:style-name="P10"><text:span text:style-name="T6">D::ba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68cm" svg:y="21.349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6.007cm" svg:y1="23.053cm" svg:x2="7.683cm" svg:y2="22.441cm" draw:start-shape="id4" svg:d="M6007 23053l1676-612" svg:viewBox="0 0 1677 613">
          <text:p/>
        </draw:connector>
        <draw:custom-shape draw:style-name="gr2" draw:text-style-name="P2" draw:layer="layout" svg:width="4.762cm" svg:height="1.282cm" svg:x="1.245cm" svg:y="24.62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4.762cm" svg:height="1.282cm" svg:x="7.645cm" svg:y="24.624cm">
          <text:p text:style-name="P12"><text:span text:style-name="T7">D::qu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1.27cm" svg:x="7.645cm" svg:y="13.118cm">
          <text:p text:style-name="P1">B::ba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99cm" svg:height="1.249cm" svg:x="12.881cm" svg:y="12.348cm">
          <draw:text-box>
            <text:p><text:span text:style-name="T1">1.</text:span><text:span text:style-name="T1">拷贝基类虚函数表</text:span></text:p>
          </draw:text-box>
        </draw:frame>
        <draw:custom-shape draw:style-name="gr1" draw:text-style-name="P2" xml:id="id5" draw:id="id5" draw:layer="layout" svg:width="4.762cm" svg:height="1.27cm" svg:x="1.245cm" svg:y="17.118cm">
          <text:p text:style-name="P1">vpt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282cm" svg:x="1.245cm" svg:y="18.323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1.28cm" svg:y="16.048cm">
          <draw:text-box>
            <text:p><text:span text:style-name="T1">D</text:span><text:span text:style-name="T1">对象内存布局</text:span></text:p>
          </draw:text-box>
        </draw:frame>
        <draw:custom-shape draw:style-name="gr1" draw:text-style-name="P2" draw:layer="layout" svg:width="4.762cm" svg:height="1.27cm" svg:x="7.645cm" svg:y="17.119cm">
          <text:p text:style-name="P1">B::foo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45cm" svg:height="1.27cm" svg:x="7.68cm" svg:y="16.049cm">
          <draw:text-box>
            <text:p><text:span text:style-name="T1">D</text:span><text:span text:style-name="T1">的虚函数表</text:span></text:p>
          </draw:text-box>
        </draw:frame>
        <draw:connector draw:style-name="gr4" draw:text-style-name="P4" draw:layer="layout" draw:type="line" svg:x1="6.007cm" svg:y1="17.753cm" svg:x2="7.683cm" svg:y2="17.141cm" draw:start-shape="id5" svg:d="M6007 17753l1676-612" svg:viewBox="0 0 1677 613">
          <text:p/>
        </draw:connector>
        <draw:custom-shape draw:style-name="gr2" draw:text-style-name="P2" draw:layer="layout" svg:width="4.762cm" svg:height="1.282cm" svg:x="1.245cm" svg:y="19.32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4.762cm" svg:height="1.27cm" svg:x="7.645cm" svg:y="18.319cm">
          <text:p text:style-name="P12"><text:span text:style-name="T7">D::bar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851cm" svg:height="1.231cm" svg:x="12.881cm" svg:y="17.549cm">
          <draw:text-box>
            <text:p><text:span text:style-name="T1">2.</text:span><text:span text:style-name="T1">替换已重写虚函数指针</text:span></text:p>
          </draw:text-box>
        </draw:frame>
        <draw:frame draw:style-name="gr8" draw:text-style-name="P3" draw:layer="layout" svg:width="6.851cm" svg:height="1.231cm" svg:x="12.882cm" svg:y="24.25cm">
          <draw:text-box>
            <text:p><text:span text:style-name="T1">3.</text:span><text:span text:style-name="T1">追加子类虚函数指针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5T17:48:48.301501860</meta:creation-date>
    <dc:date>2022-01-15T18:22:42.012524565</dc:date>
    <meta:editing-duration>PT23M41S</meta:editing-duration>
    <meta:editing-cycles>7</meta:editing-cycles>
    <meta:generator>LibreOffice/7.2.4.1$Linux_X86_64 LibreOffice_project/b8e68b5bf61ce56d972a163ea31a18aecdcd64cd</meta:generator>
    <meta:document-statistic meta:object-count="46"/>
  </office:meta>
</office:document-meta>
</file>